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Cup-ar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CUPRUM ARSENICOS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Strong_20_Emphasis">DIGESTIVE TRAC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Muscl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Nerv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Touch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Pressur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Dampnes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Cup.</text:p>
      <text:p text:style-name="Standard"/>
      <text:p text:style-name="SK-MM-Rem-Short">Cup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CUPRUM METALLIC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NERVES</text:p>
          </table:table-cell>
          <table:table-cell table:style-name="Table1.A2" office:value-type="string">
            <text:p text:style-name="SK-MM-L2">Cerebro-spinal axi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Digestive trac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Epigastrium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Abdome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Muscl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Bloo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Emphasis">Emotions</text:span></text:p>
          </table:table-cell>
          <table:table-cell table:style-name="Table1.A2" office:value-type="string">
            <text:p text:style-name="SK-MM-L2">Anger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Suppressio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Overtax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Mo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Hot weathe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Vomit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Loss of sleep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Touch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Raising arm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Cold drink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Pressure over hear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Sub-oxidation, affecting the centers of the medulla. </text:p>
      <text:p text:style-name="Primary"><text:soft-page-break/>Violent effects; in recurring symptom groups. </text:p>
      <text:p text:style-name="Primary"><text:span text:style-name="Strong_20_Emphasis">CRAMPS AND SPASMS; </text:span>of all kinds; radiating from or of single parts; extort cries; tonic, knotting the muscles; twisting the head awry; with trismus or hiccough; then deathly exhaustion, chills, spasmodic laughter, etc.; in chest; behind sternum; of fingers; calves &gt; stretching leg out, or soles, etc.; nocturnal; &lt; at menses; epileptic. </text:p>
      <text:p text:style-name="Primary">Jerkings; during sleep. </text:p>
      <text:p text:style-name="Primary">Pains; pressive, &lt; touch; as from blows, being broken, etc.; in racking darts, through whole body. </text:p>
      <text:p text:style-name="Primary">Continued weakness. </text:p>
      <text:p text:style-name="Primary">Poor reaction. </text:p>
      <text:p text:style-name="Primary">Easy relapses. </text:p>
      <text:p text:style-name="Primary">Latency. </text:p>
      <text:p text:style-name="Primary">Blueness. </text:p>
      <text:p text:style-name="Primary"/>
      <text:p text:style-name="Secondary">Hypersensitive: every drug overacts, without curing. </text:p>
      <text:p text:style-name="Secondary">Uneasy. </text:p>
      <text:p text:style-name="Secondary">Nervous. </text:p>
      <text:p text:style-name="Secondary">Sense of losing consciousness. </text:p>
      <text:p text:style-name="Secondary">Impulsive. </text:p>
      <text:p text:style-name="Secondary">Piercing shrieks. </text:p>
      <text:p text:style-name="Secondary">Delirium; loquacious; then cold sweat. </text:p>
      <text:p text:style-name="Secondary">Confusion. </text:p>
      <text:p text:style-name="Secondary">Melancholy; with spells of fear of death. </text:p>
      <text:p text:style-name="Secondary">Sullen; tricky; alternately yielding and headstrong. </text:p>
      <text:p text:style-name="Secondary">Vertigo; with internal tremor, &gt; stool. </text:p>
      <text:p text:style-name="Secondary">Can't hold head erect or bores it into pillow. </text:p>
      <text:p text:style-name="Secondary">Crawling on vertex. </text:p>
      <text:p text:style-name="Secondary">Pulls her hair. </text:p>
      <text:p text:style-name="Secondary">Meningitis. </text:p>
      <text:p text:style-name="Secondary">Eyeballs oscillate behind closed lids. </text:p>
      <text:p text:style-name="Secondary">Face livid, pale or distorted. </text:p>
      <text:p text:style-name="Secondary">Closed mouth. </text:p>
      <text:p text:style-name="Secondary">Grinds teeth. </text:p>
      <text:p text:style-name="Secondary">Metallic taste. </text:p>
      <text:p text:style-name="Secondary">Puts tongue out like a snake. </text:p>
      <text:p text:style-name="Secondary">Loss of speech. </text:p>
      <text:p text:style-name="Secondary">Noisy swallowing. </text:p>
      <text:p text:style-name="Secondary">Nausea. </text:p>
      <text:p text:style-name="Secondary">Vomiting; violent; tormenting; &gt; drinking; with agonizing colic, diarrhœa and shrieks or convulsions. </text:p>
      <text:p text:style-name="Secondary">Painful transfixion cramp. </text:p>
      <text:p text:style-name="Secondary">Hard pressure in epigastrium. </text:p>
      <text:p text:style-name="Secondary">Lies on stomach and jerks buttocks up. </text:p>
      <text:p text:style-name="Secondary">Tense abdomen. </text:p>
      <text:p text:style-name="Secondary">Frightful colic, &gt; pressure, &lt; raising arms. </text:p>
      <text:p text:style-name="Secondary">Spurting stools; of green water. </text:p>
      <text:p text:style-name="Secondary">Cholera. </text:p>
      <text:p text:style-name="Secondary">Suppressed urine. </text:p>
      <text:p text:style-name="Secondary">Cramps prevent coition. </text:p>
      <text:p text:style-name="Secondary">After-pains. </text:p>
      <text:p text:style-name="Secondary">Spasm of glottis. </text:p>
      <text:p text:style-name="Secondary">Dyspnœa; can't bear anything near mouth; &lt; coughing or laughing. </text:p>
      <text:p text:style-name="Secondary"><text:soft-page-break/>Asthma. </text:p>
      <text:p text:style-name="Secondary">Cough; in violent paroxysms; coughs herself out of breath; &gt; cold drinks (Caus.), &lt; deep breathing or bending back; with cramps, spasms (Zin.) or lachrymation. </text:p>
      <text:p text:style-name="Secondary">Whooping cough. </text:p>
      <text:p text:style-name="Secondary">Chest; loud rattle in; painful, constriction of (lower). </text:p>
      <text:p text:style-name="Secondary">Jerking hands and feet. </text:p>
      <text:p text:style-name="Secondary">Clenches thumbs into palms. </text:p>
      <text:p text:style-name="Secondary">Heavy ankles. </text:p>
      <text:p text:style-name="Secondary">Repressed or undeveloped eruptions, discharges, etc. </text:p>
      <text:p text:style-name="Secondary">(Zin.) </text:p>
      <text:p text:style-name="Secondary">Yellow, scaly eruptions. </text:p>
      <text:p text:style-name="Secondary">Slow pulse. </text:p>
      <text:p text:style-name="Secondary">Icy cold; afebrile. </text:p>
      <text:p text:style-name="Secondary">Chilly. </text:p>
      <text:p text:style-name="Secondary">Cold, clammy sweat; at night. </text:p>
      <text:p text:style-name="Secondary">Collapse. </text:p>
      <text:p text:style-name="SK-MM-Remedy-Reference">Complementary: Calc-c. Related: Ver-a.</text:p>
      <text:p text:style-name="Standard"/>
      <text:p text:style-name="SK-MM-Rem-Short">Cyc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CYCLAMEN EUROPÆ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Cerebro-spinal axi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Vis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Bloo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Digestive trac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FEMALE SEX ORGAN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Col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Even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Fresh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it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Fat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Mo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During mens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Weep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VISUAL EFFECTS or vertigo, from menstrual or gastric disorders. </text:p>
      <text:p text:style-name="Primary">Dreads open air. </text:p>
      <text:p text:style-name="Primary">Chlorosis. </text:p>
      <text:p text:style-name="Primary"/>
      <text:p text:style-name="Secondary">Dull, sad, sleepy and morose. </text:p>
      <text:p text:style-name="Secondary">Self-reproaches. </text:p>
      <text:p text:style-name="Secondary"><text:soft-page-break/>Silent weeping. </text:p>
      <text:p text:style-name="Secondary">The room seems too small (Berb. </text:p>
      <text:p text:style-name="Secondary">Nat-c.). </text:p>
      <text:p text:style-name="Secondary">Brain feels wrapped up. </text:p>
      <text:p text:style-name="Secondary">Pain in l. </text:p>
      <text:p text:style-name="Secondary">temple. </text:p>
      <text:p text:style-name="Secondary">Prolonged migraine. </text:p>
      <text:p text:style-name="Secondary">Convergent squint. </text:p>
      <text:p text:style-name="Secondary">Blurred vision (Nat-m.). </text:p>
      <text:p text:style-name="Secondary">Fluttering, glittering or black vision. </text:p>
      <text:p text:style-name="Secondary">Sees stars. </text:p>
      <text:p text:style-name="Secondary">Sneezing, with itching in ear. </text:p>
      <text:p text:style-name="Secondary">Anosmia. </text:p>
      <text:p text:style-name="Secondary">Lost or salty taste. </text:p>
      <text:p text:style-name="Secondary">Hiccough; &lt; pregnancy; with yawning. </text:p>
      <text:p text:style-name="Secondary">Hiccoughy eructation. </text:p>
      <text:p text:style-name="Secondary">Nausea in throat. </text:p>
      <text:p text:style-name="Secondary">Craves lemonade. </text:p>
      <text:p text:style-name="Secondary">Quick satiety. </text:p>
      <text:p text:style-name="Secondary">Loathing and nausea from the least food. </text:p>
      <text:p text:style-name="Secondary">Hyperemesis. </text:p>
      <text:p text:style-name="Secondary">Diarrhœa, &lt; coffee. </text:p>
      <text:p text:style-name="Secondary">Menses; excessive, early, dark or changeable; clotted; membranous; less if in motion. </text:p>
      <text:p text:style-name="Secondary">Dysmenorrhœa. </text:p>
      <text:p text:style-name="Secondary">Coughs, without waking. </text:p>
      <text:p text:style-name="Secondary">Air seems to stream from nipples. </text:p>
      <text:p text:style-name="Secondary">Swelled breasts; &lt; after menses. </text:p>
      <text:p text:style-name="Secondary">Milk in virgin breasts. </text:p>
      <text:p text:style-name="Secondary">Weakness; &lt; in knees. </text:p>
      <text:p text:style-name="Secondary">Burning, sore heels. </text:p>
      <text:p text:style-name="Secondary">Pains in thinly covered bones. </text:p>
      <text:p text:style-name="Secondary">Chilly all over. </text:p>
      <text:p text:style-name="Secondary">Chilly not &gt; covers. </text:p>
      <text:p text:style-name="Secondary">Offensive sweat. </text:p>
      <text:p text:style-name="SK-MM-Remedy-Reference">Related: Pul.</text:p>
      <text:p text:style-name="Standard"/>
      <text:p text:style-name="SK-MM-Rem-Short">Daph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DAPHNE INDICA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Muscl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Bon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Left sid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Cold ai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Waning mo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Evening in be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Parts (head, arms, etc.) seem separated from body (Bapt. Psor.). </text:p>
      <text:p text:style-name="Primary"><text:soft-page-break/>Bruised pain. </text:p>
      <text:p text:style-name="Primary">Fetor. </text:p>
      <text:p text:style-name="Primary">Exhaustion. </text:p>
      <text:p text:style-name="Primary"/>
      <text:p text:style-name="Secondary">Sad. </text:p>
      <text:p text:style-name="Secondary">Head feels big. </text:p>
      <text:p text:style-name="Secondary">Tongue, coated on one side only (Irid. Rhus-t.). </text:p>
      <text:p text:style-name="Secondary">Sleepless; from bone aches. </text:p>
      <text:p text:style-name="Secondary">Clammy sweat. </text:p>
      <text:p text:style-name="SK-MM-Remedy-Reference">Related: Rhus-t.</text:p>
      <text:p text:style-name="Standard"/>
      <text:p text:style-name="SK-MM-Rem-Short">Dict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DICTAMNUS ALBUS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Female organ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Nerve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Sleep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Stand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Increased secretions. </text:p>
      <text:p text:style-name="Primary"/>
      <text:p text:style-name="Secondary">A lump rises in throat. </text:p>
      <text:p text:style-name="Secondary">Bearing down, with bilious vomiting, &lt; standing on feet. </text:p>
      <text:p text:style-name="Secondary">Menses early; of black clots; preceded by blindness. </text:p>
      <text:p text:style-name="Secondary">Sensation of milk flowing into mammæ. </text:p>
      <text:p text:style-name="Secondary">Cramps from anterior thighs into uterus, before menses. </text:p>
      <text:p text:style-name="Secondary">Somnambulism (Pho.). </text:p>
      <text:p text:style-name="Secondary">Dreams of piercing bodies of her children together (Pho.). </text:p>
      <text:p text:style-name="SK-MM-Remedy-Reference">Related: Pul.</text:p>
      <text:p text:style-name="Standard"/>
      <text:p text:style-name="SK-MM-Rem-Short">Dig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DIGITALIS PURPURE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Vagu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Strong_20_Emphasis">HEART</text:span>muscl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CIRCULATION</text:p>
          </table:table-cell>
          <table:table-cell table:style-name="Table5.A2" office:value-type="string">
            <text:p text:style-name="SK-MM-L2">Liver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Lung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Stomach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Occipu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Genito-urinary organ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Raising up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xer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Hea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Lying on L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Mo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Smell of foo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old drink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Excesses</text:span></text:p>
          </table:table-cell>
          <table:table-cell table:style-name="Table5.A2" office:value-type="string">
            <text:p text:style-name="SK-MM-L2">Sexual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Res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Cool ai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Lying flat on back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WEAKNESS, </text:span>faint-like; can hardly talk. </text:p>
      <text:p text:style-name="Primary">Heart slow, with indefinite or causeless symptoms. </text:p>
      <text:p text:style-name="Primary"><text:span text:style-name="Strong_20_Emphasis">HEART SLOW, </text:span>weak or irregular; quick, on motion; with liver or sexual symptoms; at puberty. </text:p>
      <text:p text:style-name="Primary">Must walk about, with precordial anxiety; with teasing to urinate. </text:p>
      <text:p text:style-name="Primary"/>
      <text:p text:style-name="Secondary">Anxious solicitude. </text:p>
      <text:p text:style-name="Secondary">Dizzy. </text:p>
      <text:p text:style-name="Secondary">Crashes in head; on dropping to sleep. </text:p>
      <text:p text:style-name="Secondary">Spastic hemicrania. </text:p>
      <text:p text:style-name="Secondary">Yellow-red conjuctiva. </text:p>
      <text:p text:style-name="Secondary">Seething in ears. </text:p>
      <text:p text:style-name="Secondary">Face pale; bluish, also lips and tongue. </text:p>
      <text:p text:style-name="Secondary">Thick, flabby tongue. </text:p>
      <text:p text:style-name="Secondary">Much thirst, little appetite (Sul.), but no fever. </text:p>
      <text:p text:style-name="Secondary">Deathly nausea or with faint sinking at pit of stomach. </text:p>
      <text:p text:style-name="Secondary">Liver sore, swelled. </text:p>
      <text:p text:style-name="Secondary">White, putty-like stools. </text:p>
      <text:p text:style-name="Secondary">Dribbling urination. </text:p>
      <text:p text:style-name="Secondary">Dropsy. </text:p>
      <text:p text:style-name="Secondary">Throbbing in neck of bladder. </text:p>
      <text:p text:style-name="Secondary">Early morning erection. </text:p>
      <text:p text:style-name="Secondary">Swelled prostate; senile. </text:p>
      <text:p text:style-name="Secondary">Atonic night losses. </text:p>
      <text:p text:style-name="Secondary">Glans inflamed; gonorrhœa of (Jaca.). </text:p>
      <text:p text:style-name="Secondary">Profuse, thick, yellow-white gonorrhœa. </text:p>
      <text:p text:style-name="Secondary">Slow breathing. </text:p>
      <text:p text:style-name="Secondary">Cough, with pains in shoulders and arms. </text:p>
      <text:p text:style-name="Secondary"><text:span text:style-name="Strong_20_Emphasis">HEART </text:span>weak feels like stopping; sprains; palpitation. </text:p>
      <text:p text:style-name="Secondary">Slow intermittent pulse. </text:p>
      <text:p text:style-name="Secondary">Numb or weak left arm. </text:p>
      <text:p text:style-name="Secondary">Drowsy. </text:p>
      <text:p text:style-name="Secondary">Dreams of falling; wakes with a shock. </text:p>
      <text:p text:style-name="Secondary">Cold skin. </text:p>
      <text:p text:style-name="Secondary"><text:soft-page-break/>Flushes of heat, then great weakness. </text:p>
      <text:p text:style-name="Secondary">Cold clammy sweat. </text:p>
      <text:p text:style-name="SK-MM-Remedy-Reference">Related: Glo. Spi.</text:p>
      <text:p text:style-name="Standard"/>
      <text:p text:style-name="SK-MM-Rem-Short">Dios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DIOSCOREA VILLOS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NERVES</text:p>
          </table:table-cell>
          <table:table-cell table:style-name="Table6.A2" office:value-type="string">
            <text:p text:style-name="SK-MM-L2">Cord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Abdominal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Sciatic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Navel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Gall-bladde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Right sid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Doubling up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Ly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Teaeat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Stretching out or bending back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Motionin open air (Mag-c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Hard pressur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A remedy of pains, of all kinds. </text:p>
      <text:p text:style-name="Primary"><text:span text:style-name="Strong_20_Emphasis">UNBEARABLY SHARP, CUTTING, TWISTING, GRIPING OR GRINDING PAINS; </text:span>that dart about or radiate; to distant parts, arms, etc.; in paroxysms; cease suddenly, then start in a different place; periodical. </text:p>
      <text:p text:style-name="Primary">Shudderings, from pain, etc. </text:p>
      <text:p text:style-name="Primary"/>
      <text:p text:style-name="Secondary">Nervous and easily troubled. </text:p>
      <text:p text:style-name="Secondary">Confused, full head. </text:p>
      <text:p text:style-name="Secondary">Sensation as if head were crushed down (Dio.). </text:p>
      <text:p text:style-name="Secondary">Eructations; with hiccough. </text:p>
      <text:p text:style-name="Secondary">Cardialgia. </text:p>
      <text:p text:style-name="Secondary">Pains shoot from liver to right nipple. </text:p>
      <text:p text:style-name="Secondary">Violent abdominal colic, &gt; motion; pains go into back, chest or arms. </text:p>
      <text:p text:style-name="Secondary">Flatulence. </text:p>
      <text:p text:style-name="Secondary">Darting, from anus to liver. </text:p>
      <text:p text:style-name="Secondary">Piles like a bunch of cherries. </text:p>
      <text:p text:style-name="Secondary">Weakening morning diarrhœa, without relief. </text:p>
      <text:p text:style-name="Secondary">Erections lasting all night. </text:p>
      <text:p text:style-name="Secondary">Cold relaxed sexual organs. </text:p>
      <text:p text:style-name="Secondary">Atonic emissions, then weakness; &lt; knees. </text:p>
      <text:p text:style-name="Secondary">Violent dysmenorrhœa. </text:p>
      <text:p text:style-name="Secondary"><text:soft-page-break/>Chest or cardiac pains radiate into both arms. </text:p>
      <text:p text:style-name="Secondary">Felon. </text:p>
      <text:p text:style-name="Secondary">Burning, numb, sciatic (r) pain, &lt; motion. </text:p>
      <text:p text:style-name="Secondary">Hamstrings seem too short. </text:p>
      <text:p text:style-name="Secondary">Cold clammy sweat; of strong odor on genitals. </text:p>
      <text:p text:style-name="SK-MM-Remedy-Reference">Related: Colo. Mag-c.</text:p>
      <text:p text:style-name="Standard"/>
      <text:p text:style-name="SK-MM-Rem-Short">Diph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DIPHTERIC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Bloo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THROA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Ly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ol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ilk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Weak and restless, but without pain, or aching, breaking joint pains, &gt; lying. </text:p>
      <text:p text:style-name="Primary">Wants to be held. </text:p>
      <text:p text:style-name="Primary">Drawing in muscles, then sudden snap. </text:p>
      <text:p text:style-name="Primary">Jerking of single parts. </text:p>
      <text:p text:style-name="Primary">Internal trembling. </text:p>
      <text:p text:style-name="Primary"/>
      <text:p text:style-name="Secondary">Sees visions. </text:p>
      <text:p text:style-name="Secondary">Carphology. </text:p>
      <text:p text:style-name="Secondary">Moisture at edge of hair. </text:p>
      <text:p text:style-name="Secondary">Fanning of alæ nasi, with snoring. </text:p>
      <text:p text:style-name="Secondary">Yellow, thick nasal discharge. </text:p>
      <text:p text:style-name="Secondary">Flushed face; center of cheeks purple. </text:p>
      <text:p text:style-name="Secondary">Moist tongue, with red tip or a dark red spot back of tip; red papillæ. </text:p>
      <text:p text:style-name="Secondary">Throat dark. </text:p>
      <text:p text:style-name="Secondary">Thick, gray membrane; on tonsil (l). </text:p>
      <text:p text:style-name="Secondary">Fetor. </text:p>
      <text:p text:style-name="Secondary">Wants cold air down throat or craves cold drinks. </text:p>
      <text:p text:style-name="Secondary">Diphtheria; prophylactic; painless; relapsing. </text:p>
      <text:p text:style-name="Secondary">Post-diphtheric paralysis. </text:p>
      <text:p text:style-name="Secondary">Obstinate tonsilitis. </text:p>
      <text:p text:style-name="Secondary">Faintness at stomach, &gt; sips of milk. </text:p>
      <text:p text:style-name="Secondary">Dry, hot palms; they feel withered. </text:p>
      <text:p text:style-name="Secondary">Dry skin. </text:p>
      <text:p text:style-name="Secondary">Talks in sleep, with open eyes. </text:p>
      <text:p text:style-name="Secondary">Low temperature. </text:p>
      <text:p text:style-name="Secondary">Chilly, then hot. </text:p>
      <text:p text:style-name="SK-MM-Remedy-Reference">Related: Carb-ac.</text:p>
      <text:p text:style-name="Standard"/>
      <text:p text:style-name="SK-MM-Rem-Short">Dros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DROSERA ROTUNDIF<text:soft-page-break/>OLIA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RESPIRATORY ORGAN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Emphasis">Bones</text:span></text:p>
          </table:table-cell>
          <table:table-cell table:style-name="Table8.A2" office:value-type="string">
            <text:p text:style-name="SK-MM-L2">Long</text:p>
          </table:table-cell>
          <table:table-cell table:style-name="Table8.A2" office:value-type="string">
            <text:p text:style-name="SK-MM-L3">Stil</text:p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Joint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Larynx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Ches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Lung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Gland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After midnigh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On lying dow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Warmth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Talk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Cold food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Laugh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After measl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Pressur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Spasmodic, catarrhal and hæmorrhagic effects. </text:p>
      <text:p text:style-name="Primary">Tuberculosis; of bones. </text:p>
      <text:p text:style-name="Primary"/>
      <text:p text:style-name="Secondary">Easily angered. </text:p>
      <text:p text:style-name="Secondary">Desire to drown himself. </text:p>
      <text:p text:style-name="Secondary">Sensitive to sour odors. </text:p>
      <text:p text:style-name="Secondary">Painful sneezing. </text:p>
      <text:p text:style-name="Secondary">Putrid taste. </text:p>
      <text:p text:style-name="Secondary"><text:span text:style-name="Strong_20_Emphasis">PROLONGED, PERIODICAL FITS OF RAPID, INCESSANT, DEEP BARKING OR CHOKING COUGH; </text:span>as if from abdomen; taking away the breath; compel holding the sides and ending in retching, vomiting (first of ingesta, then of mucus), nosebleed or cold sweat; followed by loquacity. </text:p>
      <text:p text:style-name="Secondary">Typical whooping cough. </text:p>
      <text:p text:style-name="Secondary">Tickling like a feather or crumb in larynx. </text:p>
      <text:p text:style-name="Secondary">Bloody, purulent expectoration. </text:p>
      <text:p text:style-name="Secondary">Hoarse, toneless voice. </text:p>
      <text:p text:style-name="Secondary">Constriction of chest. </text:p>
      <text:p text:style-name="Secondary">Stitches below axillæ. </text:p>
      <text:p text:style-name="Secondary">Writers' cramp. </text:p>
      <text:p text:style-name="SK-MM-Remedy-Reference">Complementary: Sul. Related: Coc-c. Cor-r.</text:p>
      <text:p text:style-name="Standard"/>
      <text:p text:style-name="SK-MM-Rem-Short">Dulc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DULCAMAR<text:soft-page-break/>A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<text:soft-page-break/>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MUCOUS MEMBRANES</text:p>
          </table:table-cell>
          <table:table-cell table:style-name="Table9.A2" office:value-type="string">
            <text:p text:style-name="SK-MM-L2">Bronchi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Bladde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Eye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BACK</text:p>
          </table:table-cell>
          <table:table-cell table:style-name="Table9.A2" office:value-type="string">
            <text:p text:style-name="SK-MM-L2">Muscle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LOIN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SKI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Umbilicu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Lymphatic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BEING CHILLED</text:p>
          </table:table-cell>
          <table:table-cell table:style-name="Table9.A2" office:value-type="string">
            <text:p text:style-name="SK-MM-L2"><text:span text:style-name="Strong_20_Emphasis">WHILE HOT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udden change of temperature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Uncovering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COLD WET; feetgroundcellarsbedsetc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uppressed dischargessweateruptionsetc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Autum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Nigh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Res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Injuri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Mercur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Before storm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Excessive secretion of mucus. </text:p>
      <text:p text:style-name="Primary">Catarrhal-rheumatic-herpetic tendency. </text:p>
      <text:p text:style-name="Primary">Stiff, numb, achy and sore from every exposure to damp cold. </text:p>
      <text:p text:style-name="Primary">Tearing. </text:p>
      <text:p text:style-name="Primary">Paralytic effects. </text:p>
      <text:p text:style-name="Primary">Griping in bowels, testes, etc. </text:p>
      <text:p text:style-name="Primary"/>
      <text:p text:style-name="Secondary">Confusion. </text:p>
      <text:p text:style-name="Secondary">Depression. </text:p>
      <text:p text:style-name="Secondary">Scolding. </text:p>
      <text:p text:style-name="Secondary">Difficult speech. </text:p>
      <text:p text:style-name="Secondary">Easily becomes delirious. </text:p>
      <text:p text:style-name="Secondary"><text:soft-page-break/>Occiput feels large. </text:p>
      <text:p text:style-name="Secondary">Ringworm of scalp. </text:p>
      <text:p text:style-name="Secondary">Aching in nose. </text:p>
      <text:p text:style-name="Secondary">Coryza; stuffed; summer colds, with diarrhœa. </text:p>
      <text:p text:style-name="Secondary">Nose obstructed by the least fresh air. </text:p>
      <text:p text:style-name="Secondary">Nosebleed; replaces menses. </text:p>
      <text:p text:style-name="Secondary">Thick, brown-yellow crusts on face. </text:p>
      <text:p text:style-name="Secondary">Swelled tongue. </text:p>
      <text:p text:style-name="Secondary">Tenacious, soapy saliva. </text:p>
      <text:p text:style-name="Secondary">Cutting at navel; then painful, green, slimy stools. </text:p>
      <text:p text:style-name="Secondary">Sour, watery stools, &lt; night. </text:p>
      <text:p text:style-name="Secondary">Every cold settles in eyes, throat or affects bladder (Pul.), bowels or respiration (Sul.). </text:p>
      <text:p text:style-name="Secondary">Frequent urination. </text:p>
      <text:p text:style-name="Secondary">Cloudy, slimy or foul urine. </text:p>
      <text:p text:style-name="Secondary">Cystitis. </text:p>
      <text:p text:style-name="Secondary">Dropsy. </text:p>
      <text:p text:style-name="Secondary">Enlarged testes, with griping pains. </text:p>
      <text:p text:style-name="Secondary">Watery menses. </text:p>
      <text:p text:style-name="Secondary">Cough: caused by tickling in back of throat; in prolonged fits; with much loose, easy expectoration. </text:p>
      <text:p text:style-name="Secondary">Eruptions; scaly, thick, crusty, moist, bleeding or herpetic; &lt; before menses. </text:p>
      <text:p text:style-name="Secondary">Urticaria. </text:p>
      <text:p text:style-name="Secondary">Pruritus. </text:p>
      <text:p text:style-name="Secondary">Large, smooth, fleshy, flat warts. </text:p>
      <text:p text:style-name="Secondary">Coldness; in occiput; lumbar region; in bowels, icy, of paralyzed part. </text:p>
      <text:p text:style-name="Secondary">Chilliness starts from back; not &gt; warmth; &lt; evening. </text:p>
      <text:p text:style-name="Secondary">Chill with urging to stool and urinate. </text:p>
      <text:p text:style-name="Secondary">Foul sweat. </text:p>
      <text:p text:style-name="SK-MM-Remedy-Reference">Complementary: Bar-c. Nat-s. Related: Rhus-t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05T23:40:54.06</dc:date>
    <meta:editing-duration>PT3M6S</meta:editing-duration>
    <meta:editing-cycles>2</meta:editing-cycles>
    <meta:document-statistic meta:table-count="10" meta:image-count="0" meta:object-count="0" meta:page-count="11" meta:paragraph-count="486" meta:word-count="1511" meta:character-count="10107"/>
  </office:meta>
</office:document-meta>
</file>